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yZ YPR To A Calculator</text:p>
          </table:table-cell>
          <table:table-cell table:number-columns-repeated="2"/>
          <table:table-cell table:style-name="ce1" office:value-type="string" calcext:value-type="string">
            <text:p>For Use When Converting The Y (yaw - rotation) Coordinate To The A Coordinate In Mapgrouppos.xm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om rpy</text:p>
          </table:table-cell>
          <table:table-cell/>
          <table:table-cell table:style-name="ce1" office:value-type="string" calcext:value-type="string">
            <text:p>"a" value will be</text:p>
          </table:table-cell>
          <table:table-cell table:number-columns-repeated="3"/>
          <table:table-cell table:style-name="ce1" office:value-type="string" calcext:value-type="string">
            <text:p>Test Check Exampl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 (yaw):</text:p>
          </table:table-cell>
          <table:table-cell/>
          <table:table-cell table:style-name="ce2" office:value-type="string" calcext:value-type="string">
            <text:p>if y was +ive:</text:p>
          </table:table-cell>
          <table:table-cell table:style-name="ce2" office:value-type="string" calcext:value-type="string">
            <text:p>if y was less than -90 degrees: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style-name="ce3" office:value-type="float" office:value="146.514435" calcext:value-type="float">
            <text:p>146.514435</text:p>
          </table:table-cell>
          <table:table-cell/>
          <table:table-cell table:style-name="ce4" table:formula="of:=(360-[.A4])-270" office:value-type="float" office:value="-56.514435" calcext:value-type="float">
            <text:p>-56.514435</text:p>
          </table:table-cell>
          <table:table-cell table:style-name="ce4" table:formula="of:=(360-[.A4])-270" office:value-type="float" office:value="-56.514435" calcext:value-type="float">
            <text:p>-56.514435</text:p>
          </table:table-cell>
          <table:table-cell table:number-columns-repeated="2"/>
          <table:table-cell table:style-name="ce2" office:value-type="float" office:value="7.863845" calcext:value-type="float">
            <text:p>7.863845</text:p>
          </table:table-cell>
          <table:table-cell table:style-name="ce2" office:value-type="float" office:value="82.136147" calcext:value-type="float">
            <text:p>82.13614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158.887207" calcext:value-type="float">
            <text:p>158.887207</text:p>
          </table:table-cell>
          <table:table-cell table:style-name="ce2" office:value-type="float" office:value="-68.887215" calcext:value-type="float">
            <text:p>-68.88721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if y was over -90 degrees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table:formula="of:=(-180-[.A4])-90" office:value-type="float" office:value="-416.514435" calcext:value-type="float">
            <text:p>-416.514435</text:p>
          </table:table-cell>
          <table:table-cell table:number-columns-repeated="2"/>
          <table:table-cell table:style-name="ce2" office:value-type="float" office:value="-27.587786" calcext:value-type="float">
            <text:p>-27.587786</text:p>
          </table:table-cell>
          <table:table-cell table:style-name="ce2" office:value-type="float" office:value="117.587776" calcext:value-type="float">
            <text:p>117.58777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-168.132095" calcext:value-type="float">
            <text:p>-168.132095</text:p>
          </table:table-cell>
          <table:table-cell table:style-name="ce2" office:value-type="float" office:value="-101.867889" calcext:value-type="float">
            <text:p>-101.86788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lease note the order of YPR or RPY (Yaw Pitch Roll) varies in different files. MAKE SURE YOU'RE PUTTING YPR OR RPY IN THE RIGHT ORDER!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YAW is another term for rotation around the vertical axis - the angle at which a structure is turned to face.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Dev/6.0.5.2$Linux_X86_64 LibreOffice_project/</meta:generator>
  </office:meta>
</office:document-meta>
</file>